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30767" officeooo:paragraph-rsid="00130767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1" style:font-style-asian="italic" style:font-name-complex="Ubuntu1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italic" officeooo:rsid="00130767" officeooo:paragraph-rsid="00130767" style:font-name-asian="Ubuntu1" style:font-style-asian="italic" style:font-name-complex="Ubuntu1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1368e4" officeooo:paragraph-rsid="001368e4" style:font-name-asian="Ubuntu1" style:font-style-asian="normal" style:font-name-complex="Ubuntu1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1" style:font-style-asian="normal" style:font-name-complex="Ubuntu1" style:font-style-complex="normal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1" style:font-style-asian="normal" style:font-weight-asian="bold" style:font-name-complex="Ubuntu1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font-style="normal" officeooo:rsid="00130767" officeooo:paragraph-rsid="00130767" style:font-style-asian="normal" style:font-style-complex="normal"/>
    </style:style>
    <style:style style:name="P1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30767" officeooo:paragraph-rsid="00130767" style:font-name-asian="Ubuntu1" style:font-name-complex="Ubuntu1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weight="bold" officeooo:rsid="00130767" style:font-name-asian="Ubuntu1" style:font-size-asian="14pt" style:font-weight-asian="bold" style:font-name-complex="Ubuntu1" style:font-size-complex="14pt"/>
    </style:style>
    <style:style style:name="T3" style:family="text">
      <style:text-properties fo:color="#cd003a" style:font-name="Ubuntu" fo:font-size="14pt" fo:font-style="italic" fo:font-weight="bold" officeooo:rsid="00130767" style:font-name-asian="Ubuntu1" style:font-size-asian="14pt" style:font-style-asian="italic" style:font-weight-asian="bold" style:font-name-complex="Ubuntu1" style:font-size-complex="14pt"/>
    </style:style>
    <style:style style:name="T4" style:family="text">
      <style:text-properties fo:color="#cd003a" style:font-name="Ubuntu" fo:font-weight="bold" style:font-name-asian="Ubuntu1" style:font-weight-asian="bold" style:font-name-complex="Ubuntu1"/>
    </style:style>
    <style:style style:name="T5" style:family="text">
      <style:text-properties fo:color="#cd003a" style:font-name="Ubuntu" fo:font-weight="bold" officeooo:rsid="00130767" style:font-name-asian="Ubuntu1" style:font-weight-asian="bold" style:font-name-complex="Ubuntu1"/>
    </style:style>
    <style:style style:name="T6" style:family="text">
      <style:text-properties fo:color="#cd003a" style:font-name="Ubuntu" fo:font-weight="bold" fo:background-color="#ffff00" loext:char-shading-value="0" style:font-name-asian="Ubuntu1" style:font-weight-asian="bold" style:font-name-complex="Ubuntu1"/>
    </style:style>
    <style:style style:name="T7" style:family="text">
      <style:text-properties style:font-name="Ubuntu" style:font-name-asian="Ubuntu1" style:font-name-complex="Ubuntu1"/>
    </style:style>
    <style:style style:name="T8" style:family="text">
      <style:text-properties style:font-name="Ubuntu" officeooo:rsid="001368e4" style:font-name-asian="Ubuntu1" style:font-name-complex="Ubuntu1"/>
    </style:style>
    <style:style style:name="T9" style:family="text">
      <style:text-properties style:font-name="Ubuntu" fo:font-style="italic" style:font-name-asian="Ubuntu1" style:font-style-asian="italic" style:font-name-complex="Ubuntu1"/>
    </style:style>
    <style:style style:name="T10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11" style:family="text">
      <style:text-properties style:font-name="Ubuntu" fo:font-style="normal" officeooo:rsid="00130767" style:font-name-asian="Ubuntu1" style:font-style-asian="normal" style:font-name-complex="Ubuntu1" style:font-style-complex="normal"/>
    </style:style>
    <style:style style:name="T12" style:family="text">
      <style:text-properties style:font-name="Ubuntu" fo:background-color="#ffff00" loext:char-shading-value="0" style:font-name-asian="Ubuntu1" style:font-name-complex="Ubuntu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Exo</text:span><text:span text:style-name="T1">#1 </text:span><text:span text:style-name="T3">CSS101</text:span></text:p>
      <text:p text:style-name="P2"/>
      <text:p text:style-name="P4">Objectifs</text:p>
      <text:list xml:id="list4989954407195415514" text:style-name="WWNum1">
        <text:list-item>
          <text:p text:style-name="P13">Reproduire une page HTML/CSS basique.</text:p>
        </text:list-item>
        <text:list-item>
          <text:p text:style-name="P13">Apprendre à organiser son code de façon pratique.</text:p>
        </text:list-item>
        <text:list-item>
          <text:p text:style-name="P13">Se familiariser avec les outils.</text:p>
        </text:list-item>
      </text:list>
      <text:p text:style-name="P2"/>
      <text:p text:style-name="P4">Contexte</text:p>
      <text:p text:style-name="P3">Il y a fort fort longtemps, les pages web étaient statiques (et moches). Comme il faut bien commencer par le début, à vous de faire pareil.</text:p>
      <text:p text:style-name="P2"/>
      <text:p text:style-name="P4">Intention</text:p>
      <text:p text:style-name="P3">Premier contact avec le code et les outils utilisés.</text:p>
      <text:p text:style-name="P2"/>
      <text:p text:style-name="P4">Compétence.s concernée.s</text:p>
      <text:list xml:id="list4904181653709697621" text:style-name="WWNum4">
        <text:list-item>
          <text:p text:style-name="P14">C1 : Maquetter une application</text:p>
        </text:list-item>
        <text:list-item>
          <text:p text:style-name="P14">C4 : Développer une interface utilisateur</text:p>
        </text:list-item>
      </text:list>
      <text:p text:style-name="P2"/>
      <text:p text:style-name="P4">Critères de réussite</text:p>
      <text:list xml:id="list7911866872467242249" text:style-name="WWNum3">
        <text:list-item>
          <text:p text:style-name="P15">Le projet comprend un fichier .html ainsi qu’un fichier .css.</text:p>
        </text:list-item>
        <text:list-item>
          <text:p text:style-name="P15">Le code est indenté et lisible.</text:p>
        </text:list-item>
        <text:list-item>
          <text:p text:style-name="P15">Il n’y a pas d’erreurs dans le code. </text:p>
        </text:list-item>
        <text:list-item>
          <text:p text:style-name="P15">Le rendu est similaire à celui du modèle, sur plusieurs navigateurs. </text:p>
        </text:list-item>
      </text:list>
      <text:p text:style-name="P2"/>
      <text:p text:style-name="P4">Livrable.s</text:p>
      <text:list xml:id="list7693505001854176355" text:style-name="WWNum2">
        <text:list-item>
          <text:p text:style-name="P16">Le projet zippé, comprenant deux fichiers : index.html et styles.css</text:p>
        </text:list-item>
      </text:list>
      <text:p text:style-name="P2"/>
      <text:p text:style-name="P1"><text:span text:style-name="T4">DeadLine </text:span><text:span text:style-name="T6">01.01</text:span><text:span text:style-name="T4">.201</text:span><text:span text:style-name="T5">8</text:span><text:span text:style-name="T4"> </text:span><text:span text:style-name="T5">à 23h59</text:span></text:p>
      <text:p text:style-name="P5"/>
      <text:p text:style-name="P1"><text:span text:style-name="T7">A envoyer par mail :</text:span><text:span text:style-name="T9"> </text:span><text:span text:style-name="T11">ldevernay</text:span><text:span text:style-name="T7">@simplon.co et </text:span><text:span text:style-name="T10">blabla</text:span><text:span text:style-name="T12">@simplon.co</text:span></text:p>
      <text:p text:style-name="P2"/>
      <text:p text:style-name="P2"/>
      <text:p text:style-name="P2">Travail individuel</text:p>
      <text:p text:style-name="P2"/>
      <text:p text:style-name="P4">Réalisation attendues</text:p>
      <text:p text:style-name="P11"><text:span text:style-name="T7">Le contenu </text:span><text:span text:style-name="T8">est déjà </text:span><text:span text:style-name="T7">présent dans le fichier index.html.</text:span></text:p>
      <text:p text:style-name="P8">Pour l’instant, il est donc interdit d’y toucher.</text:p>
      <text:p text:style-name="P8"/>
      <text:p text:style-name="P8">Le fichier styles.css doit être créé afin d’y intégrer tous les éléments de style nécessaires pour reproduire le rendu présenté dans exemple.png.</text:p>
      <text:p text:style-name="P7"/>
      <text:p text:style-name="P10">Bonus</text:p>
      <text:p text:style-name="P9">La page doit être visible sur internet.</text:p>
      <text:p text:style-name="P2"/>
      <text:p text:style-name="P4">Contraintes</text:p>
      <text:p text:style-name="P6">La page devra être visible sur Edge, Chrome et Firef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09:51:36.361585710</dc:date>
    <meta:editing-duration>PT13M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04" meta:character-count="1235" meta:non-whitespace-character-count="1069"/>
  </office:meta>
</office:document-meta>
</file>